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7E40000B1400000E49EAE339B77B1D5BF66.svg" manifest:media-type="image/svg+xml"/>
  <manifest:file-entry manifest:full-path="Pictures/10000E9300000DF400000DF48D65BF1F5E5162F6.svg" manifest:media-type="image/svg+xml"/>
  <manifest:file-entry manifest:full-path="Pictures/10000201000002230000039259EE650ECBA26350.png" manifest:media-type="image/png"/>
  <manifest:file-entry manifest:full-path="Pictures/1000020100000087000000877246CE686F4A8C7E.png" manifest:media-type="image/png"/>
  <manifest:file-entry manifest:full-path="Pictures/100002010000026F000003237EDD2996055A8600.png" manifest:media-type="image/png"/>
  <manifest:file-entry manifest:full-path="Pictures/100006FB00003AFF00006292BEBAB07E2A33FBE7.svg" manifest:media-type="image/svg+xml"/>
  <manifest:file-entry manifest:full-path="Pictures/1000070100003AFF00006292E558E563B2D8BB94.svg" manifest:media-type="image/svg+xml"/>
  <manifest:file-entry manifest:full-path="Pictures/10000201000002230000039252EBD1C22AFFB051.png" manifest:media-type="image/png"/>
  <manifest:file-entry manifest:full-path="Pictures/1000070000003AFF00006292D74ACDE00FAFA8B2.svg" manifest:media-type="image/svg+xml"/>
  <manifest:file-entry manifest:full-path="Pictures/1000020100000223000003929E58B8E17FDEC48C.png" manifest:media-type="image/png"/>
  <manifest:file-entry manifest:full-path="Pictures/100006DF00003AFF00006292C3A6084DBAA62554.svg" manifest:media-type="image/svg+xml"/>
  <manifest:file-entry manifest:full-path="Pictures/100002010000022300000392F5726895DB48146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游ゴシック" svg:font-family="游ゴシック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35cm" svg:stroke-color="#000000" draw:marker-start-width="0.252cm" draw:marker-end="線の終点_20_1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0000" draw:marker-start="線の終点_20_2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游ゴシック"/>
    </style:style>
    <style:style style:name="P3" style:family="paragraph">
      <loext:graphic-properties draw:fill="none" draw:fill-color="#ffffff"/>
      <style:text-properties style:font-name="游ゴシック"/>
    </style:style>
    <style:style style:name="T1" style:family="text">
      <style:text-properties style:font-name="游ゴシック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g>
            <draw:frame draw:style-name="gr1" draw:text-style-name="P1" draw:layer="layout" svg:width="3.571cm" svg:height="3.565cm" svg:x="0cm" svg:y="4.536cm">
              <draw:image xlink:href="Pictures/10000E9300000DF400000DF48D65BF1F5E5162F6.svg" xlink:type="simple" xlink:show="embed" xlink:actuate="onLoad" draw:mime-type="image/svg+xml">
                <text:p/>
              </draw:image>
              <draw:image xlink:href="Pictures/1000020100000087000000877246CE686F4A8C7E.png" xlink:type="simple" xlink:show="embed" xlink:actuate="onLoad" draw:mime-type="image/png"/>
            </draw:frame>
            <draw:frame draw:style-name="gr1" draw:text-style-name="P1" draw:layer="layout" svg:width="2.345cm" svg:height="3.019cm" svg:x="0.613cm" svg:y="8.22cm">
              <draw:image xlink:href="Pictures/100007E40000B1400000E49EAE339B77B1D5BF66.svg" xlink:type="simple" xlink:show="embed" xlink:actuate="onLoad" draw:mime-type="image/svg+xml">
                <text:p/>
              </draw:image>
              <draw:image xlink:href="Pictures/100002010000026F000003237EDD2996055A8600.png" xlink:type="simple" xlink:show="embed" xlink:actuate="onLoad" draw:mime-type="image/png"/>
            </draw:frame>
            <draw:frame draw:style-name="gr1" draw:text-style-name="P1" draw:layer="layout" svg:width="3.571cm" svg:height="3.565cm" svg:x="0.001cm" svg:y="4.537cm">
              <draw:image xlink:href="Pictures/10000E9300000DF400000DF48D65BF1F5E5162F6.svg" xlink:type="simple" xlink:show="embed" xlink:actuate="onLoad" draw:mime-type="image/svg+xml">
                <text:p/>
              </draw:image>
              <draw:image xlink:href="Pictures/1000020100000087000000877246CE686F4A8C7E.png" xlink:type="simple" xlink:show="embed" xlink:actuate="onLoad" draw:mime-type="image/png"/>
            </draw:frame>
            <draw:frame draw:style-name="gr1" draw:text-style-name="P1" draw:layer="layout" svg:width="2.345cm" svg:height="3.019cm" svg:x="0.614cm" svg:y="8.221cm">
              <draw:image xlink:href="Pictures/100007E40000B1400000E49EAE339B77B1D5BF66.svg" xlink:type="simple" xlink:show="embed" xlink:actuate="onLoad" draw:mime-type="image/svg+xml">
                <text:p/>
              </draw:image>
              <draw:image xlink:href="Pictures/100002010000026F000003237EDD2996055A8600.png" xlink:type="simple" xlink:show="embed" xlink:actuate="onLoad" draw:mime-type="image/png"/>
            </draw:frame>
          </draw:g>
          <draw:g>
            <draw:frame draw:style-name="gr1" draw:text-style-name="P1" draw:layer="layout" svg:width="3.571cm" svg:height="3.565cm" svg:x="5.477cm" svg:y="4.536cm">
              <draw:image xlink:href="Pictures/10000E9300000DF400000DF48D65BF1F5E5162F6.svg" xlink:type="simple" xlink:show="embed" xlink:actuate="onLoad" draw:mime-type="image/svg+xml">
                <text:p/>
              </draw:image>
              <draw:image xlink:href="Pictures/1000020100000087000000877246CE686F4A8C7E.png" xlink:type="simple" xlink:show="embed" xlink:actuate="onLoad" draw:mime-type="image/png"/>
            </draw:frame>
            <draw:frame draw:style-name="gr1" draw:text-style-name="P1" draw:layer="layout" svg:width="2.345cm" svg:height="3.019cm" svg:x="6.09cm" svg:y="8.22cm">
              <draw:image xlink:href="Pictures/100007E40000B1400000E49EAE339B77B1D5BF66.svg" xlink:type="simple" xlink:show="embed" xlink:actuate="onLoad" draw:mime-type="image/svg+xml">
                <text:p/>
              </draw:image>
              <draw:image xlink:href="Pictures/100002010000026F000003237EDD2996055A8600.png" xlink:type="simple" xlink:show="embed" xlink:actuate="onLoad" draw:mime-type="image/png"/>
            </draw:frame>
            <draw:frame draw:style-name="gr1" draw:text-style-name="P1" draw:layer="layout" svg:width="3.571cm" svg:height="3.565cm" svg:x="5.478cm" svg:y="4.537cm">
              <draw:image xlink:href="Pictures/10000E9300000DF400000DF48D65BF1F5E5162F6.svg" xlink:type="simple" xlink:show="embed" xlink:actuate="onLoad" draw:mime-type="image/svg+xml">
                <text:p/>
              </draw:image>
              <draw:image xlink:href="Pictures/1000020100000087000000877246CE686F4A8C7E.png" xlink:type="simple" xlink:show="embed" xlink:actuate="onLoad" draw:mime-type="image/png"/>
            </draw:frame>
            <draw:frame draw:style-name="gr1" draw:text-style-name="P1" draw:layer="layout" svg:width="2.345cm" svg:height="3.019cm" svg:x="6.091cm" svg:y="8.221cm">
              <draw:image xlink:href="Pictures/100007E40000B1400000E49EAE339B77B1D5BF66.svg" xlink:type="simple" xlink:show="embed" xlink:actuate="onLoad" draw:mime-type="image/svg+xml">
                <text:p/>
              </draw:image>
              <draw:image xlink:href="Pictures/100002010000026F000003237EDD2996055A8600.png" xlink:type="simple" xlink:show="embed" xlink:actuate="onLoad" draw:mime-type="image/png"/>
            </draw:frame>
          </draw:g>
          <draw:g>
            <draw:frame draw:style-name="gr1" draw:text-style-name="P1" draw:layer="layout" svg:width="3.571cm" svg:height="3.565cm" svg:x="10.954cm" svg:y="4.536cm">
              <draw:image xlink:href="Pictures/10000E9300000DF400000DF48D65BF1F5E5162F6.svg" xlink:type="simple" xlink:show="embed" xlink:actuate="onLoad" draw:mime-type="image/svg+xml">
                <text:p/>
              </draw:image>
              <draw:image xlink:href="Pictures/1000020100000087000000877246CE686F4A8C7E.png" xlink:type="simple" xlink:show="embed" xlink:actuate="onLoad" draw:mime-type="image/png"/>
            </draw:frame>
            <draw:frame draw:style-name="gr1" draw:text-style-name="P1" draw:layer="layout" svg:width="2.345cm" svg:height="3.019cm" svg:x="11.567cm" svg:y="8.22cm">
              <draw:image xlink:href="Pictures/100007E40000B1400000E49EAE339B77B1D5BF66.svg" xlink:type="simple" xlink:show="embed" xlink:actuate="onLoad" draw:mime-type="image/svg+xml">
                <text:p/>
              </draw:image>
              <draw:image xlink:href="Pictures/100002010000026F000003237EDD2996055A8600.png" xlink:type="simple" xlink:show="embed" xlink:actuate="onLoad" draw:mime-type="image/png"/>
            </draw:frame>
            <draw:frame draw:style-name="gr1" draw:text-style-name="P1" draw:layer="layout" svg:width="3.571cm" svg:height="3.565cm" svg:x="10.955cm" svg:y="4.537cm">
              <draw:image xlink:href="Pictures/10000E9300000DF400000DF48D65BF1F5E5162F6.svg" xlink:type="simple" xlink:show="embed" xlink:actuate="onLoad" draw:mime-type="image/svg+xml">
                <text:p/>
              </draw:image>
              <draw:image xlink:href="Pictures/1000020100000087000000877246CE686F4A8C7E.png" xlink:type="simple" xlink:show="embed" xlink:actuate="onLoad" draw:mime-type="image/png"/>
            </draw:frame>
            <draw:frame draw:style-name="gr1" draw:text-style-name="P1" draw:layer="layout" svg:width="2.345cm" svg:height="3.019cm" svg:x="11.568cm" svg:y="8.221cm">
              <draw:image xlink:href="Pictures/100007E40000B1400000E49EAE339B77B1D5BF66.svg" xlink:type="simple" xlink:show="embed" xlink:actuate="onLoad" draw:mime-type="image/svg+xml">
                <text:p/>
              </draw:image>
              <draw:image xlink:href="Pictures/100002010000026F000003237EDD2996055A8600.png" xlink:type="simple" xlink:show="embed" xlink:actuate="onLoad" draw:mime-type="image/png"/>
            </draw:frame>
          </draw:g>
          <draw:g>
            <draw:frame draw:style-name="gr1" draw:text-style-name="P1" draw:layer="layout" svg:width="3.571cm" svg:height="3.565cm" svg:x="16.431cm" svg:y="4.536cm">
              <draw:image xlink:href="Pictures/10000E9300000DF400000DF48D65BF1F5E5162F6.svg" xlink:type="simple" xlink:show="embed" xlink:actuate="onLoad" draw:mime-type="image/svg+xml">
                <text:p/>
              </draw:image>
              <draw:image xlink:href="Pictures/1000020100000087000000877246CE686F4A8C7E.png" xlink:type="simple" xlink:show="embed" xlink:actuate="onLoad" draw:mime-type="image/png"/>
            </draw:frame>
            <draw:frame draw:style-name="gr1" draw:text-style-name="P1" draw:layer="layout" svg:width="2.345cm" svg:height="3.019cm" svg:x="17.044cm" svg:y="8.22cm">
              <draw:image xlink:href="Pictures/100007E40000B1400000E49EAE339B77B1D5BF66.svg" xlink:type="simple" xlink:show="embed" xlink:actuate="onLoad" draw:mime-type="image/svg+xml">
                <text:p/>
              </draw:image>
              <draw:image xlink:href="Pictures/100002010000026F000003237EDD2996055A8600.png" xlink:type="simple" xlink:show="embed" xlink:actuate="onLoad" draw:mime-type="image/png"/>
            </draw:frame>
            <draw:frame draw:style-name="gr1" draw:text-style-name="P1" draw:layer="layout" svg:width="3.571cm" svg:height="3.565cm" svg:x="16.432cm" svg:y="4.537cm">
              <draw:image xlink:href="Pictures/10000E9300000DF400000DF48D65BF1F5E5162F6.svg" xlink:type="simple" xlink:show="embed" xlink:actuate="onLoad" draw:mime-type="image/svg+xml">
                <text:p/>
              </draw:image>
              <draw:image xlink:href="Pictures/1000020100000087000000877246CE686F4A8C7E.png" xlink:type="simple" xlink:show="embed" xlink:actuate="onLoad" draw:mime-type="image/png"/>
            </draw:frame>
            <draw:frame draw:style-name="gr1" draw:text-style-name="P1" draw:layer="layout" svg:width="2.345cm" svg:height="3.019cm" svg:x="17.045cm" svg:y="8.221cm">
              <draw:image xlink:href="Pictures/100007E40000B1400000E49EAE339B77B1D5BF66.svg" xlink:type="simple" xlink:show="embed" xlink:actuate="onLoad" draw:mime-type="image/svg+xml">
                <text:p/>
              </draw:image>
              <draw:image xlink:href="Pictures/100002010000026F000003237EDD2996055A8600.png" xlink:type="simple" xlink:show="embed" xlink:actuate="onLoad" draw:mime-type="image/png"/>
            </draw:frame>
          </draw:g>
        </draw:g>
        <draw:frame draw:style-name="gr1" draw:text-style-name="P1" draw:layer="layout" svg:width="1.49cm" svg:height="2.496cm" svg:x="6.751cm" svg:y="0.01cm">
          <draw:image xlink:href="Pictures/100006FB00003AFF00006292BEBAB07E2A33FBE7.svg" xlink:type="simple" xlink:show="embed" xlink:actuate="onLoad" draw:mime-type="image/svg+xml">
            <text:p/>
          </draw:image>
          <draw:image xlink:href="Pictures/10000201000002230000039259EE650ECBA26350.png" xlink:type="simple" xlink:show="embed" xlink:actuate="onLoad" draw:mime-type="image/png"/>
        </draw:frame>
        <draw:frame draw:style-name="gr1" draw:text-style-name="P1" draw:layer="layout" svg:width="1.496cm" svg:height="2.496cm" svg:x="10.25cm" svg:y="0cm">
          <draw:image xlink:href="Pictures/1000070100003AFF00006292E558E563B2D8BB94.svg" xlink:type="simple" xlink:show="embed" xlink:actuate="onLoad" draw:mime-type="image/svg+xml">
            <text:p/>
          </draw:image>
          <draw:image xlink:href="Pictures/10000201000002230000039252EBD1C22AFFB051.png" xlink:type="simple" xlink:show="embed" xlink:actuate="onLoad" draw:mime-type="image/png"/>
        </draw:frame>
        <draw:g>
          <draw:g>
            <draw:frame draw:style-name="gr1" draw:text-style-name="P1" draw:layer="layout" svg:width="3.571cm" svg:height="3.565cm" svg:x="0.001cm" svg:y="4.536cm">
              <draw:image xlink:href="Pictures/10000E9300000DF400000DF48D65BF1F5E5162F6.svg" xlink:type="simple" xlink:show="embed" xlink:actuate="onLoad" draw:mime-type="image/svg+xml">
                <text:p/>
              </draw:image>
              <draw:image xlink:href="Pictures/1000020100000087000000877246CE686F4A8C7E.png" xlink:type="simple" xlink:show="embed" xlink:actuate="onLoad" draw:mime-type="image/png"/>
            </draw:frame>
            <draw:frame draw:style-name="gr1" draw:text-style-name="P1" draw:layer="layout" svg:width="2.345cm" svg:height="3.019cm" svg:x="0.614cm" svg:y="8.22cm">
              <draw:image xlink:href="Pictures/100007E40000B1400000E49EAE339B77B1D5BF66.svg" xlink:type="simple" xlink:show="embed" xlink:actuate="onLoad" draw:mime-type="image/svg+xml">
                <text:p/>
              </draw:image>
              <draw:image xlink:href="Pictures/100002010000026F000003237EDD2996055A8600.png" xlink:type="simple" xlink:show="embed" xlink:actuate="onLoad" draw:mime-type="image/png"/>
            </draw:frame>
            <draw:frame draw:style-name="gr1" draw:text-style-name="P1" draw:layer="layout" svg:width="3.571cm" svg:height="3.565cm" svg:x="0.002cm" svg:y="4.537cm">
              <draw:image xlink:href="Pictures/10000E9300000DF400000DF48D65BF1F5E5162F6.svg" xlink:type="simple" xlink:show="embed" xlink:actuate="onLoad" draw:mime-type="image/svg+xml">
                <text:p/>
              </draw:image>
              <draw:image xlink:href="Pictures/1000020100000087000000877246CE686F4A8C7E.png" xlink:type="simple" xlink:show="embed" xlink:actuate="onLoad" draw:mime-type="image/png"/>
            </draw:frame>
            <draw:frame draw:style-name="gr1" draw:text-style-name="P1" draw:layer="layout" svg:width="2.345cm" svg:height="3.019cm" svg:x="0.615cm" svg:y="8.221cm">
              <draw:image xlink:href="Pictures/100007E40000B1400000E49EAE339B77B1D5BF66.svg" xlink:type="simple" xlink:show="embed" xlink:actuate="onLoad" draw:mime-type="image/svg+xml">
                <text:p/>
              </draw:image>
              <draw:image xlink:href="Pictures/100002010000026F000003237EDD2996055A8600.png" xlink:type="simple" xlink:show="embed" xlink:actuate="onLoad" draw:mime-type="image/png"/>
            </draw:frame>
          </draw:g>
          <draw:g>
            <draw:frame draw:style-name="gr1" draw:text-style-name="P1" draw:layer="layout" svg:width="3.571cm" svg:height="3.565cm" svg:x="5.478cm" svg:y="4.536cm">
              <draw:image xlink:href="Pictures/10000E9300000DF400000DF48D65BF1F5E5162F6.svg" xlink:type="simple" xlink:show="embed" xlink:actuate="onLoad" draw:mime-type="image/svg+xml">
                <text:p/>
              </draw:image>
              <draw:image xlink:href="Pictures/1000020100000087000000877246CE686F4A8C7E.png" xlink:type="simple" xlink:show="embed" xlink:actuate="onLoad" draw:mime-type="image/png"/>
            </draw:frame>
            <draw:frame draw:style-name="gr1" draw:text-style-name="P1" draw:layer="layout" svg:width="2.345cm" svg:height="3.019cm" svg:x="6.091cm" svg:y="8.22cm">
              <draw:image xlink:href="Pictures/100007E40000B1400000E49EAE339B77B1D5BF66.svg" xlink:type="simple" xlink:show="embed" xlink:actuate="onLoad" draw:mime-type="image/svg+xml">
                <text:p/>
              </draw:image>
              <draw:image xlink:href="Pictures/100002010000026F000003237EDD2996055A8600.png" xlink:type="simple" xlink:show="embed" xlink:actuate="onLoad" draw:mime-type="image/png"/>
            </draw:frame>
            <draw:frame draw:style-name="gr1" draw:text-style-name="P1" draw:layer="layout" svg:width="3.571cm" svg:height="3.565cm" svg:x="5.479cm" svg:y="4.537cm">
              <draw:image xlink:href="Pictures/10000E9300000DF400000DF48D65BF1F5E5162F6.svg" xlink:type="simple" xlink:show="embed" xlink:actuate="onLoad" draw:mime-type="image/svg+xml">
                <text:p/>
              </draw:image>
              <draw:image xlink:href="Pictures/1000020100000087000000877246CE686F4A8C7E.png" xlink:type="simple" xlink:show="embed" xlink:actuate="onLoad" draw:mime-type="image/png"/>
            </draw:frame>
            <draw:frame draw:style-name="gr1" draw:text-style-name="P1" draw:layer="layout" svg:width="2.345cm" svg:height="3.019cm" svg:x="6.092cm" svg:y="8.221cm">
              <draw:image xlink:href="Pictures/100007E40000B1400000E49EAE339B77B1D5BF66.svg" xlink:type="simple" xlink:show="embed" xlink:actuate="onLoad" draw:mime-type="image/svg+xml">
                <text:p/>
              </draw:image>
              <draw:image xlink:href="Pictures/100002010000026F000003237EDD2996055A8600.png" xlink:type="simple" xlink:show="embed" xlink:actuate="onLoad" draw:mime-type="image/png"/>
            </draw:frame>
          </draw:g>
          <draw:g>
            <draw:frame draw:style-name="gr1" draw:text-style-name="P1" draw:layer="layout" svg:width="3.571cm" svg:height="3.565cm" svg:x="10.955cm" svg:y="4.536cm">
              <draw:image xlink:href="Pictures/10000E9300000DF400000DF48D65BF1F5E5162F6.svg" xlink:type="simple" xlink:show="embed" xlink:actuate="onLoad" draw:mime-type="image/svg+xml">
                <text:p/>
              </draw:image>
              <draw:image xlink:href="Pictures/1000020100000087000000877246CE686F4A8C7E.png" xlink:type="simple" xlink:show="embed" xlink:actuate="onLoad" draw:mime-type="image/png"/>
            </draw:frame>
            <draw:frame draw:style-name="gr1" draw:text-style-name="P1" draw:layer="layout" svg:width="2.345cm" svg:height="3.019cm" svg:x="11.568cm" svg:y="8.22cm">
              <draw:image xlink:href="Pictures/100007E40000B1400000E49EAE339B77B1D5BF66.svg" xlink:type="simple" xlink:show="embed" xlink:actuate="onLoad" draw:mime-type="image/svg+xml">
                <text:p/>
              </draw:image>
              <draw:image xlink:href="Pictures/100002010000026F000003237EDD2996055A8600.png" xlink:type="simple" xlink:show="embed" xlink:actuate="onLoad" draw:mime-type="image/png"/>
            </draw:frame>
            <draw:frame draw:style-name="gr1" draw:text-style-name="P1" draw:layer="layout" svg:width="3.571cm" svg:height="3.565cm" svg:x="10.956cm" svg:y="4.537cm">
              <draw:image xlink:href="Pictures/10000E9300000DF400000DF48D65BF1F5E5162F6.svg" xlink:type="simple" xlink:show="embed" xlink:actuate="onLoad" draw:mime-type="image/svg+xml">
                <text:p/>
              </draw:image>
              <draw:image xlink:href="Pictures/1000020100000087000000877246CE686F4A8C7E.png" xlink:type="simple" xlink:show="embed" xlink:actuate="onLoad" draw:mime-type="image/png"/>
            </draw:frame>
            <draw:frame draw:style-name="gr1" draw:text-style-name="P1" draw:layer="layout" svg:width="2.345cm" svg:height="3.019cm" svg:x="11.569cm" svg:y="8.221cm">
              <draw:image xlink:href="Pictures/100007E40000B1400000E49EAE339B77B1D5BF66.svg" xlink:type="simple" xlink:show="embed" xlink:actuate="onLoad" draw:mime-type="image/svg+xml">
                <text:p/>
              </draw:image>
              <draw:image xlink:href="Pictures/100002010000026F000003237EDD2996055A8600.png" xlink:type="simple" xlink:show="embed" xlink:actuate="onLoad" draw:mime-type="image/png"/>
            </draw:frame>
          </draw:g>
          <draw:g>
            <draw:frame draw:style-name="gr1" draw:text-style-name="P1" draw:layer="layout" svg:width="3.571cm" svg:height="3.565cm" svg:x="16.432cm" svg:y="4.536cm">
              <draw:image xlink:href="Pictures/10000E9300000DF400000DF48D65BF1F5E5162F6.svg" xlink:type="simple" xlink:show="embed" xlink:actuate="onLoad" draw:mime-type="image/svg+xml">
                <text:p/>
              </draw:image>
              <draw:image xlink:href="Pictures/1000020100000087000000877246CE686F4A8C7E.png" xlink:type="simple" xlink:show="embed" xlink:actuate="onLoad" draw:mime-type="image/png"/>
            </draw:frame>
            <draw:frame draw:style-name="gr1" draw:text-style-name="P1" draw:layer="layout" svg:width="2.345cm" svg:height="3.019cm" svg:x="17.045cm" svg:y="8.22cm">
              <draw:image xlink:href="Pictures/100007E40000B1400000E49EAE339B77B1D5BF66.svg" xlink:type="simple" xlink:show="embed" xlink:actuate="onLoad" draw:mime-type="image/svg+xml">
                <text:p/>
              </draw:image>
              <draw:image xlink:href="Pictures/100002010000026F000003237EDD2996055A8600.png" xlink:type="simple" xlink:show="embed" xlink:actuate="onLoad" draw:mime-type="image/png"/>
            </draw:frame>
            <draw:frame draw:style-name="gr1" draw:text-style-name="P1" draw:layer="layout" svg:width="3.571cm" svg:height="3.565cm" svg:x="16.433cm" svg:y="4.537cm">
              <draw:image xlink:href="Pictures/10000E9300000DF400000DF48D65BF1F5E5162F6.svg" xlink:type="simple" xlink:show="embed" xlink:actuate="onLoad" draw:mime-type="image/svg+xml">
                <text:p/>
              </draw:image>
              <draw:image xlink:href="Pictures/1000020100000087000000877246CE686F4A8C7E.png" xlink:type="simple" xlink:show="embed" xlink:actuate="onLoad" draw:mime-type="image/png"/>
            </draw:frame>
            <draw:frame draw:style-name="gr1" draw:text-style-name="P1" draw:layer="layout" svg:width="2.345cm" svg:height="3.019cm" svg:x="17.046cm" svg:y="8.221cm">
              <draw:image xlink:href="Pictures/100007E40000B1400000E49EAE339B77B1D5BF66.svg" xlink:type="simple" xlink:show="embed" xlink:actuate="onLoad" draw:mime-type="image/svg+xml">
                <text:p/>
              </draw:image>
              <draw:image xlink:href="Pictures/100002010000026F000003237EDD2996055A8600.png" xlink:type="simple" xlink:show="embed" xlink:actuate="onLoad" draw:mime-type="image/png"/>
            </draw:frame>
          </draw:g>
        </draw:g>
        <draw:line draw:style-name="gr2" draw:text-style-name="P1" draw:layer="layout" svg:x1="1.75cm" svg:y1="4.25cm" svg:x2="6.5cm" svg:y2="2.25cm">
          <text:p/>
        </draw:line>
        <draw:line draw:style-name="gr3" draw:text-style-name="P1" draw:layer="layout" svg:x1="2.25cm" svg:y1="4.25cm" svg:x2="10cm" svg:y2="2.75cm">
          <text:p/>
        </draw:line>
        <draw:line draw:style-name="gr3" draw:text-style-name="P1" draw:layer="layout" svg:x1="7.25cm" svg:y1="4.25cm" svg:x2="10.009cm" svg:y2="2.788cm">
          <text:p/>
        </draw:line>
        <draw:line draw:style-name="gr3" draw:text-style-name="P1" draw:layer="layout" svg:x1="12.5cm" svg:y1="4.25cm" svg:x2="10.019cm" svg:y2="2.797cm">
          <text:p/>
        </draw:line>
        <draw:line draw:style-name="gr3" draw:text-style-name="P1" draw:layer="layout" svg:x1="18.25cm" svg:y1="4.5cm" svg:x2="10.019cm" svg:y2="2.797cm">
          <text:p/>
        </draw:line>
        <draw:frame draw:style-name="gr1" draw:text-style-name="P1" draw:layer="layout" svg:width="1.5cm" svg:height="2.5cm" svg:x="8.25cm" svg:y="0cm">
          <draw:image xlink:href="Pictures/1000070000003AFF00006292D74ACDE00FAFA8B2.svg" xlink:type="simple" xlink:show="embed" xlink:actuate="onLoad" draw:mime-type="image/svg+xml">
            <text:p/>
          </draw:image>
          <draw:image xlink:href="Pictures/1000020100000223000003929E58B8E17FDEC48C.png" xlink:type="simple" xlink:show="embed" xlink:actuate="onLoad" draw:mime-type="image/png"/>
        </draw:frame>
        <draw:frame draw:style-name="gr1" draw:text-style-name="P1" draw:layer="layout" svg:width="1.5cm" svg:height="2.5cm" svg:x="11.75cm" svg:y="0cm">
          <draw:image xlink:href="Pictures/100006DF00003AFF00006292C3A6084DBAA62554.svg" xlink:type="simple" xlink:show="embed" xlink:actuate="onLoad" draw:mime-type="image/svg+xml">
            <text:p/>
          </draw:image>
          <draw:image xlink:href="Pictures/100002010000022300000392F5726895DB48146F.png" xlink:type="simple" xlink:show="embed" xlink:actuate="onLoad" draw:mime-type="image/png"/>
        </draw:frame>
        <draw:frame draw:style-name="gr4" draw:text-style-name="P3" draw:layer="layout" svg:width="2.75cm" svg:height="1cm" svg:x="1.75cm" svg:y="2cm">
          <draw:text-box>
            <text:p text:style-name="P2"><text:span text:style-name="T1">START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游ゴシック" svg:font-family="游ゴシック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marker draw:name="線の終点_20_2" draw:display-name="線の終点 2" svg:viewBox="0 0 20 13" svg:d="M0 13l10-13 10 13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1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1.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31T13:57:36.305000000</meta:creation-date>
    <dc:date>2021-12-31T14:09:19.362000000</dc:date>
    <meta:editing-duration>PT9M9S</meta:editing-duration>
    <meta:editing-cycles>3</meta:editing-cycles>
    <meta:generator>LibreOffice/7.1.6.2$Windows_X86_64 LibreOffice_project/0e133318fcee89abacd6a7d077e292f1145735c3</meta:generator>
    <meta:document-statistic meta:object-count="52"/>
  </office:meta>
</office:document-meta>
</file>